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E0000026461A66EBCE9B32A26.png" manifest:media-type="image/png"/>
  <manifest:file-entry manifest:full-path="Pictures/10000000000003640000022382FA51920BB561B0.png" manifest:media-type="image/png"/>
  <manifest:file-entry manifest:full-path="Pictures/100000000000036400000223537D3D0BEC2BF0E4.png" manifest:media-type="image/png"/>
  <manifest:file-entry manifest:full-path="Pictures/100000000000036400000223850AA72AC904E8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0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0.3035in" svg:y="0.0638in" svg:width="4.4402in" svg:height="2.798in" draw:z-index="0"><draw:image xlink:href="Pictures/100000000000036400000223850AA72AC904E8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in" svg:y="-0.0465in" svg:width="4.9681in" svg:height="3.1307in" draw:z-index="1"><draw:image xlink:href="Pictures/10000000000003640000022382FA51920BB561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236in" svg:y="-0.052in" svg:width="5.228in" svg:height="3.2945in" draw:z-index="3"><draw:image xlink:href="Pictures/100000000000036400000223537D3D0BEC2BF0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x="0.0453in" svg:y="1.0362in" svg:width="4.8799in" svg:height="3.0165in" draw:z-index="2"><draw:image xlink:href="Pictures/10000000000003DE0000026461A66EBCE9B32A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2:29.606563220</meta:creation-date>
    <dc:date>2024-10-21T20:35:47.816483118</dc:date>
    <meta:editing-duration>PT3H13M1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